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37.56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33.8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145.11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instances_total</text:p>
          </table:table-cell>
          <table:table-cell table:style-name="ce1" office:value-type="string" calcext:value-type="string">
            <text:p>instances_kee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, cod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female: 0; male: 1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aseline characteristics</text:p>
          </table:table-cell>
          <table:table-cell office:value-type="float" office:value="502492" calcext:value-type="float">
            <text:p>5024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1" calcext:value-type="float">
            <text:p>220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sex_genotype</text:p>
          </table:table-cell>
          <table:table-cell office:value-type="string" calcext:value-type="string">
            <text:p>female: 0; male: 1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Genetic sex</text:p>
          </table:table-cell>
          <table:table-cell office:value-type="string" calcext:value-type="string">
            <text:p>Genotyping process and sample QC</text:p>
          </table:table-cell>
          <table:table-cell office:value-type="float" office:value="488251" calcext:value-type="float">
            <text:p>4882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22" calcext:value-type="float">
            <text:p>2102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ge at recruitment</text:p>
          </table:table-cell>
          <table:table-cell office:value-type="string" calcext:value-type="string">
            <text:p>Baseline characteristics</text:p>
          </table:table-cell>
          <table:table-cell office:value-type="float" office:value="502492" calcext:value-type="float">
            <text:p>5024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02" calcext:value-type="float">
            <text:p>21002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ody size measures</text:p>
          </table:table-cell>
          <table:table-cell office:value-type="float" office:value="499809" calcext:value-type="float">
            <text:p>4998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nding height</text:p>
          </table:table-cell>
          <table:table-cell office:value-type="string" calcext:value-type="string">
            <text:p>Body size measures</text:p>
          </table:table-cell>
          <table:table-cell office:value-type="float" office:value="500031" calcext:value-type="float">
            <text:p>5000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01" calcext:value-type="float">
            <text:p>21001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body_mass_index</text:p>
          </table:table-cell>
          <table:table-cell office:value-type="string" calcext:value-type="string">
            <text:p>kg/m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Body mass index (BMI)</text:p>
          </table:table-cell>
          <table:table-cell office:value-type="string" calcext:value-type="string">
            <text:p>Body size measures</text:p>
          </table:table-cell>
          <table:table-cell office:value-type="float" office:value="499494" calcext:value-type="float">
            <text:p>4994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600" calcext:value-type="float">
            <text:p>30600</text:p>
          </table:table-cell>
          <table:table-cell table:number-columns-repeated="2" office:value-type="string" calcext:value-type="string">
            <text:p>0.0, 0.1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Blood biochemistry</text:p>
          </table:table-cell>
          <table:table-cell office:value-type="float" office:value="432326" calcext:value-type="float">
            <text:p>432326</text:p>
          </table:table-cell>
          <table:table-cell office:value-type="string" calcext:value-type="string">
            <text:p>greater coverage than albumin_ur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830" calcext:value-type="float">
            <text:p>30830</text:p>
          </table:table-cell>
          <table:table-cell table:number-columns-repeated="2" office:value-type="string" calcext:value-type="string">
            <text:p>0.0, 0.1</text:p>
          </table:table-cell>
          <table:table-cell office:value-type="string" calcext:value-type="string">
            <text:p>steroid_globulin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BG</text:p>
          </table:table-cell>
          <table:table-cell office:value-type="string" calcext:value-type="string">
            <text:p>Blood biochemistry</text:p>
          </table:table-cell>
          <table:table-cell office:value-type="float" office:value="428164" calcext:value-type="float">
            <text:p>4281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850" calcext:value-type="float">
            <text:p>30850</text:p>
          </table:table-cell>
          <table:table-cell table:number-columns-repeated="2" office:value-type="string" calcext:value-type="string">
            <text:p>0.0, 0.1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Blood biochemistry</text:p>
          </table:table-cell>
          <table:table-cell office:value-type="float" office:value="427051" calcext:value-type="float">
            <text:p>4270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800" calcext:value-type="float">
            <text:p>30800</text:p>
          </table:table-cell>
          <table:table-cell table:number-columns-repeated="2" office:value-type="string" calcext:value-type="string">
            <text:p>0.0, 0.1</text:p>
          </table:table-cell>
          <table:table-cell office:value-type="string" calcext:value-type="string">
            <text:p>oestradiol</text:p>
          </table:table-cell>
          <table:table-cell office:value-type="string" calcext:value-type="string">
            <text:p>pmol/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Oestradiol</text:p>
          </table:table-cell>
          <table:table-cell office:value-type="string" calcext:value-type="string">
            <text:p>Blood biochemistry</text:p>
          </table:table-cell>
          <table:table-cell office:value-type="float" office:value="77713" calcext:value-type="float">
            <text:p>777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menopause</text:p>
          </table:table-cell>
          <table:table-cell office:value-type="string" calcext:value-type="string">
            <text:p>yes or hysterectomy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ad menopause</text:p>
          </table:table-cell>
          <table:table-cell office:value-type="string" calcext:value-type="string">
            <text:p>Female-specific factors</text:p>
          </table:table-cell>
          <table:table-cell office:value-type="float" office:value="272914" calcext:value-type="float">
            <text:p>272914</text:p>
          </table:table-cell>
          <table:table-cell office:value-type="string" calcext:value-type="string">
            <text:p>hysterectomy mimics menopa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weekly_beer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weekly beer plus cider intake</text:p>
          </table:table-cell>
          <table:table-cell office:value-type="string" calcext:value-type="string">
            <text:p>Alcohol</text:p>
          </table:table-cell>
          <table:table-cell office:value-type="float" office:value="349120" calcext:value-type="float">
            <text:p>349120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weekly_wine_red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weekly red wine intake</text:p>
          </table:table-cell>
          <table:table-cell office:value-type="string" calcext:value-type="string">
            <text:p>Alcohol</text:p>
          </table:table-cell>
          <table:table-cell office:value-type="float" office:value="349121" calcext:value-type="float">
            <text:p>349121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weekly_wine_white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weekly champagne plus white wine intake</text:p>
          </table:table-cell>
          <table:table-cell office:value-type="string" calcext:value-type="string">
            <text:p>Alcohol</text:p>
          </table:table-cell>
          <table:table-cell office:value-type="float" office:value="349120" calcext:value-type="float">
            <text:p>349120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weekly_port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weekly fortified wine intake</text:p>
          </table:table-cell>
          <table:table-cell office:value-type="string" calcext:value-type="string">
            <text:p>Alcohol</text:p>
          </table:table-cell>
          <table:table-cell office:value-type="float" office:value="349120" calcext:value-type="float">
            <text:p>349120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weekly_liquor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weekly spirits intake</text:p>
          </table:table-cell>
          <table:table-cell office:value-type="string" calcext:value-type="string">
            <text:p>Alcohol</text:p>
          </table:table-cell>
          <table:table-cell office:value-type="float" office:value="349120" calcext:value-type="float">
            <text:p>349120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4" calcext:value-type="float">
            <text:p>5364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weekly_other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weekly intake of other alcoholic drinks</text:p>
          </table:table-cell>
          <table:table-cell office:value-type="string" calcext:value-type="string">
            <text:p>Alcohol</text:p>
          </table:table-cell>
          <table:table-cell office:value-type="float" office:value="146883" calcext:value-type="float">
            <text:p>146883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29" calcext:value-type="float">
            <text:p>4429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onthly_beer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monthly beer plus cider intake</text:p>
          </table:table-cell>
          <table:table-cell office:value-type="string" calcext:value-type="string">
            <text:p>Alcohol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07" calcext:value-type="float">
            <text:p>4407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onthly_wine_red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monthly red wine intake</text:p>
          </table:table-cell>
          <table:table-cell office:value-type="string" calcext:value-type="string">
            <text:p>Alcohol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18" calcext:value-type="float">
            <text:p>441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onthly_wine_white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monthly champagne plus white wine intake</text:p>
          </table:table-cell>
          <table:table-cell office:value-type="string" calcext:value-type="string">
            <text:p>Alcohol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51" calcext:value-type="float">
            <text:p>4451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onthly_port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monthly fortified wine intake</text:p>
          </table:table-cell>
          <table:table-cell office:value-type="string" calcext:value-type="string">
            <text:p>Alcohol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40" calcext:value-type="float">
            <text:p>4440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onthly_liquor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monthly spirits intake</text:p>
          </table:table-cell>
          <table:table-cell office:value-type="string" calcext:value-type="string">
            <text:p>Alcohol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62" calcext:value-type="float">
            <text:p>4462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onthly_other</text:p>
          </table:table-cell>
          <table:table-cell office:value-type="string" calcext:value-type="string">
            <text:p>count drink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verage monthly intake of other alcoholic drinks</text:p>
          </table:table-cell>
          <table:table-cell office:value-type="string" calcext:value-type="string">
            <text:p>Alcohol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alculate sum of total alcoholic drinks per week</text:p>
          </table:table-cell>
        </table:table-row>
        <table:table-row table:style-name="ro1">
          <table:table-cell/>
          <table:table-cell office:value-type="float" office:value="20403" calcext:value-type="float">
            <text:p>204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alcohol_consumption</text:p>
          </table:table-cell>
          <table:table-cell office:value-type="string" calcext:value-type="string">
            <text:p>ordinal</text:p>
          </table:table-cell>
          <table:table-cell/>
          <table:table-cell office:value-type="string" calcext:value-type="string">
            <text:p>Amount of alcohol drunk on a typical drinking day</text:p>
          </table:table-cell>
          <table:table-cell office:value-type="string" calcext:value-type="string">
            <text:p>Alcohol use</text:p>
          </table:table-cell>
          <table:table-cell office:value-type="float" office:value="143658" calcext:value-type="float">
            <text:p>143658</text:p>
          </table:table-cell>
          <table:table-cell/>
        </table:table-row>
        <table:table-row table:style-name="ro1">
          <table:table-cell/>
          <table:table-cell office:value-type="float" office:value="20117" calcext:value-type="float">
            <text:p>20117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consumer_status</text:p>
          </table:table-cell>
          <table:table-cell office:value-type="string" calcext:value-type="string">
            <text:p>never: 0; previous: 1; current: 2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Alcohol drinker status</text:p>
          </table:table-cell>
          <table:table-cell office:value-type="string" calcext:value-type="string">
            <text:p>Alcohol</text:p>
          </table:table-cell>
          <table:table-cell office:value-type="float" office:value="501612" calcext:value-type="float">
            <text:p>501612</text:p>
          </table:table-cell>
          <table:table-cell office:value-type="string" calcext:value-type="string">
            <text:p>translate to ordinal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frequenc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Alcohol intake frequency</text:p>
          </table:table-cell>
          <table:table-cell office:value-type="string" calcext:value-type="string">
            <text:p>Alcohol</text:p>
          </table:table-cell>
          <table:table-cell office:value-type="float" office:value="501612" calcext:value-type="float">
            <text:p>501612</text:p>
          </table:table-cell>
          <table:table-cell office:value-type="string" calcext:value-type="string">
            <text:p>translate to ordinal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trend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Alcohol intake versus 10 years previously</text:p>
          </table:table-cell>
          <table:table-cell office:value-type="string" calcext:value-type="string">
            <text:p>Alcohol</text:p>
          </table:table-cell>
          <table:table-cell office:value-type="float" office:value="460892" calcext:value-type="float">
            <text:p>460892</text:p>
          </table:table-cell>
          <table:table-cell office:value-type="string" calcext:value-type="string">
            <text:p>translate to ordinal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table:number-columns-repeated="2" office:value-type="string" calcext:value-type="string">
            <text:p>0.0, 0.1, 0.2, 0.3</text:p>
          </table:table-cell>
          <table:table-cell office:value-type="string" calcext:value-type="string">
            <text:p>alcohol_meal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Alcohol usually taken with meals</text:p>
          </table:table-cell>
          <table:table-cell office:value-type="string" calcext:value-type="string">
            <text:p>Alcohol</text:p>
          </table:table-cell>
          <table:table-cell office:value-type="float" office:value="395102" calcext:value-type="float">
            <text:p>395102</text:p>
          </table:table-cell>
          <table:table-cell office:value-type="string" calcext:value-type="string">
            <text:p>translate to ordinal</text:p>
          </table:table-cell>
        </table:table-row>
        <table:table-row table:style-name="ro1">
          <table:table-cell/>
          <table:table-cell office:value-type="float" office:value="20416" calcext:value-type="float">
            <text:p>2041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alcohol_heavy_frequenc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Frequency of consuming six of more units of alcohol</text:p>
          </table:table-cell>
          <table:table-cell office:value-type="string" calcext:value-type="string">
            <text:p>Alcohol use</text:p>
          </table:table-cell>
          <table:table-cell office:value-type="float" office:value="143658" calcext:value-type="float">
            <text:p>143658</text:p>
          </table:table-cell>
          <table:table-cell office:value-type="string" calcext:value-type="string">
            <text:p>translate to ordinal</text:p>
          </table:table-cell>
        </table:table-row>
        <table:table-row table:style-name="ro1">
          <table:table-cell/>
          <table:table-cell office:value-type="float" office:value="20414" calcext:value-type="float">
            <text:p>2041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alcohol_frequency_small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Frequency of drinking alcohol</text:p>
          </table:table-cell>
          <table:table-cell office:value-type="string" calcext:value-type="string">
            <text:p>Alcohol use</text:p>
          </table:table-cell>
          <table:table-cell office:value-type="float" office:value="157339" calcext:value-type="float">
            <text:p>157339</text:p>
          </table:table-cell>
          <table:table-cell office:value-type="string" calcext:value-type="string">
            <text:p>translate to ordinal</text:p>
          </table:table-cell>
        </table:table-row>
        <table:table-row table:style-name="ro1">
          <table:table-cell/>
          <table:table-cell office:value-type="float" office:value="20124" calcext:value-type="float">
            <text:p>201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depression_moderat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Probable recurrent major depression (moderate)</text:p>
          </table:table-cell>
          <table:table-cell office:value-type="string" calcext:value-type="string">
            <text:p>Mental health</text:p>
          </table:table-cell>
          <table:table-cell office:value-type="float" office:value="15244" calcext:value-type="float">
            <text:p>15244</text:p>
          </table:table-cell>
          <table:table-cell/>
        </table:table-row>
        <table:table-row table:style-name="ro1">
          <table:table-cell/>
          <table:table-cell office:value-type="float" office:value="20125" calcext:value-type="float">
            <text:p>2012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depression_seve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Probable recurrent major depression (severe)</text:p>
          </table:table-cell>
          <table:table-cell office:value-type="string" calcext:value-type="string">
            <text:p>Mental health</text:p>
          </table:table-cell>
          <table:table-cell office:value-type="float" office:value="9398" calcext:value-type="float">
            <text:p>9398</text:p>
          </table:table-cell>
          <table:table-cell/>
        </table:table-row>
        <table:table-row table:style-name="ro1">
          <table:table-cell/>
          <table:table-cell office:value-type="float" office:value="20126" calcext:value-type="float">
            <text:p>2012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bipolar_or_depress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Bipolar and major depression status</text:p>
          </table:table-cell>
          <table:table-cell office:value-type="string" calcext:value-type="string">
            <text:p>Mental health</text:p>
          </table:table-cell>
          <table:table-cell office:value-type="float" office:value="122973" calcext:value-type="float">
            <text:p>12297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3:14:38.00177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4:01:50.934121860</meta:creation-date>
    <dc:date>2020-10-28T21:55:07.319547975</dc:date>
    <meta:editing-duration>PT9H32M27S</meta:editing-duration>
    <meta:editing-cycles>26</meta:editing-cycles>
    <meta:generator>LibreOffice/6.0.7.3$Linux_X86_64 LibreOffice_project/00m0$Build-3</meta:generator>
    <meta:document-statistic meta:table-count="1" meta:cell-count="345" meta:object-count="0"/>
  </office:meta>
</office:document-meta>
</file>